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5cd" officeooo:paragraph-rsid="0003b5cd"/>
    </style:style>
    <style:style style:name="P2" style:family="paragraph" style:parent-style-name="Standard">
      <style:text-properties officeooo:rsid="0003b5cd" officeooo:paragraph-rsid="00084a30"/>
    </style:style>
    <style:style style:name="T1" style:family="text">
      <style:text-properties officeooo:rsid="00055f6c"/>
    </style:style>
    <style:style style:name="T2" style:family="text">
      <style:text-properties officeooo:rsid="00084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2">dding two Even number</text:span>: </text:p>
      <text:p text:style-name="P1"/>
      <text:p text:style-name="P1">Step 1 : <text:span text:style-name="T2">initialize variable <text:s/>Sum , number N </text:span></text:p>
      <text:p text:style-name="P1">Step 2 : <text:span text:style-name="T2">Take input N from user till where to add</text:span></text:p>
      <text:p text:style-name="P2">Step 3 : <text:span text:style-name="T2">loop i = 0 to N </text:span></text:p>
      <text:p text:style-name="P2"><text:span text:style-name="T2">Step 4 : if i /2 == 0 sum = sum+i else i++</text:span></text:p>
      <text:p text:style-name="P1">Step 5 <text:s/>: repeat step 3</text:p>
      <text:p text:style-name="P1">Step 6 : print Sum of Even number : su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0:46:25.954688558</meta:creation-date>
    <dc:date>2023-02-03T11:01:10.553349365</dc:date>
    <meta:editing-duration>PT14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3" meta:character-count="247" meta:non-whitespace-character-count="186"/>
  </office:meta>
</office:document-meta>
</file>